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88in" fo:margin-left="-0.0063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1.2083in"/>
    </style:style>
    <style:style style:name="Table1.D" style:family="table-column">
      <style:table-column-properties style:column-width="1.9688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Table_20_Contents">
      <style:paragraph-properties fo:text-align="center" style:justify-single-word="false" style:vertical-align="middl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8" style:family="paragraph" style:parent-style-name="Table_20_Contents">
      <style:paragraph-properties fo:text-align="center" style:justify-single-word="false" style:vertical-align="middle"/>
      <style:text-properties style:font-name="Times New Romance" fo:font-size="9pt" style:font-size-asian="9pt" style:font-name-complex="Arial" style:font-size-complex="9pt"/>
    </style:style>
    <style:style style:name="P9" style:family="paragraph" style:parent-style-name="Table_20_Contents">
      <style:paragraph-properties fo:text-align="center" style:justify-single-word="false" style:shadow="none" style:vertical-align="middl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 style:vertical-align="middle"/>
      <style:text-properties style:font-name="Times New Romance" fo:font-size="9pt" style:font-size-asian="9pt" style:font-name-complex="Ari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.V. Titanium Pigments Pvt Ltd,</text:p>
      <text:p text:style-name="P3">A-81, SIPCOT Industrial Complex</text:p>
      <text:p text:style-name="P2">THOOTHUKKUDI</text:p>
      <text:p text:style-name="P12">Bank Book for the Period: <text:placeholder text:placeholder-type="text">&lt;get_date_from()&gt;</text:placeholder> to <text:placeholder text:placeholder-type="text">&lt;get_date_to()&gt;</text:placeholder></text:p>
      <text:p text:style-name="P1">Bank Account No : <text:span text:style-name="T1"><text:placeholder text:placeholder-type="text">&lt;get_account_master_code()&gt;</text:placeholder></text:span><text:span text:style-name="T1"> - </text:span><text:span text:style-name="T1"><text:placeholder text:placeholder-type="text">&lt;get_account_master_name()&gt;</text:placeholder>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Voucher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ebit</text:p>
            <text:p text:style-name="P5">(Rs.)</text:p>
          </table:table-cell>
          <table:table-cell table:style-name="Table1.A1" office:value-type="string">
            <text:p text:style-name="P5">Credit</text:p>
            <text:p text:style-name="P5">(Rs.)</text:p>
          </table:table-cell>
          <table:table-cell table:style-name="Table1.G1" office:value-type="string">
            <text:p text:style-name="P5">Balance</text:p>
            <text:p text:style-name="P5">(Rs.)</text:p>
          </table:table-cell>
        </table:table-row>
        <table:table-row>
          <table:table-cell table:style-name="Table1.A2" table:number-columns-spanned="3" office:value-type="string">
            <text:p text:style-name="P6"/>
          </table:table-cell>
          <table:covered-table-cell/>
          <table:covered-table-cell/>
          <table:table-cell table:style-name="Table1.A2" office:value-type="string">
            <text:p text:style-name="P6">Opening Balance:</text:p>
          </table:table-cell>
          <table:table-cell table:style-name="Table1.A2" office:value-type="string">
            <text:p text:style-name="P6"><text:placeholder text:placeholder-type="text">&lt;get_opening_balance()&gt;</text:placeholder>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G1" table:number-columns-spanned="7" office:value-type="string">
            <text:p text:style-name="P5"><text:placeholder text:placeholder-type="text">&lt;for each="seq, line in enumerate(get_move_ids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/>
            <text:p text:style-name="P8"><text:placeholder text:placeholder-type="text">&lt;line['voucher_name']&gt;</text:placeholder></text:p>
          </table:table-cell>
          <table:table-cell table:style-name="Table1.A2" office:value-type="string">
            <text:p text:style-name="P8"><text:placeholder text:placeholder-type="text">&lt;convert_date_cash(line['voucher_date'])&gt;</text:placeholder></text:p>
          </table:table-cell>
          <table:table-cell table:style-name="Table1.A2" office:value-type="string">
            <text:p text:style-name="P8"><text:s text:c="2"/><text:placeholder text:placeholder-type="text">&lt;line['acc_name']&gt;</text:placeholder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<text:placeholder text:placeholder-type="text">&lt;if test="line['credit']"&gt;</text:placeholder> <text:s/><text:placeholder text:placeholder-type="text">&lt;line['credit']&gt;</text:placeholder> <text:placeholder text:placeholder-type="text">&lt;/if&gt;</text:placeholder></text:p>
          </table:table-cell>
          <table:table-cell table:style-name="Table1.A2" office:value-type="string">
            <text:p text:style-name="P8"><text:placeholder text:placeholder-type="text">&lt;if test="line['debit']"&gt;</text:placeholder> <text:placeholder text:placeholder-type="text">&lt;line['debit']&gt;</text:placeholder> <text:placeholder text:placeholder-type="text">&lt;/if&gt;</text:placeholder></text:p>
          </table:table-cell>
          <table:table-cell table:style-name="Table1.G2" office:value-type="string">
            <text:p text:style-name="P8"><text:placeholder text:placeholder-type="text">&lt;get_line_balance(seq)&gt;</text:placeholder></text:p>
          </table:table-cell>
        </table:table-row>
        <table:table-row>
          <table:table-cell table:style-name="Table1.G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>Days Total</text:p>
          </table:table-cell>
          <table:table-cell table:style-name="Table1.A2" office:value-type="string">
            <text:p text:style-name="P7"><text:placeholder text:placeholder-type="text">&lt;get_total_debit(get_move_ids(), get_opening_balance())&gt;</text:placeholder></text:p>
          </table:table-cell>
          <table:table-cell table:style-name="Table1.A2" office:value-type="string">
            <text:p text:style-name="P7"><text:placeholder text:placeholder-type="text">&lt;get_total_credit(get_move_ids())&gt;</text:placeholder></text:p>
          </table:table-cell>
          <table:table-cell table:style-name="Table1.G2" office:value-type="string">
            <text:p text:style-name="P7"><text:placeholder text:placeholder-type="text">&lt;get_total_balance(get_move_ids(), get_opening_balance())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5-11T13:50:08</dc:date>
    <dc:creator>phuoc </dc:creator>
    <meta:editing-duration>PT2H25M52S</meta:editing-duration>
    <meta:editing-cycles>27</meta:editing-cycles>
    <meta:document-statistic meta:table-count="1" meta:image-count="0" meta:object-count="0" meta:page-count="1" meta:paragraph-count="28" meta:word-count="63" meta:character-count="727" meta:non-whitespace-character-count="689"/>
  </office:meta>
</office:document-meta>
</file>